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204fa8" officeooo:paragraph-rsid="00282e32" style:font-size-asian="9.60000038146973pt" style:font-size-complex="11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1pt" fo:language="en" fo:country="US" officeooo:rsid="00204fa8" officeooo:paragraph-rsid="0022a9ee" style:font-size-asian="9.60000038146973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04fa8" officeooo:paragraph-rsid="0022a9ee" style:font-size-asian="9.60000038146973pt" style:font-size-complex="11pt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04fa8" officeooo:paragraph-rsid="0023a9c8" style:font-size-asian="9.60000038146973pt" style:font-size-complex="11pt"/>
    </style:style>
    <style:style style:name="P5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2972f" officeooo:paragraph-rsid="0022a9ee" style:font-size-asian="9.60000038146973pt" style:font-size-complex="11pt"/>
    </style:style>
    <style:style style:name="P6" style:family="paragraph" style:parent-style-name="Standard">
      <style:paragraph-properties fo:text-align="start" style:justify-single-word="false"/>
      <style:text-properties style:font-name="DejaVu Sans" fo:font-size="11pt" fo:language="en" fo:country="US" officeooo:rsid="00292a43" officeooo:paragraph-rsid="00292a43" style:font-size-asian="9.60000038146973pt" style:font-size-complex="11pt"/>
    </style:style>
    <style:style style:name="P7" style:family="paragraph" style:parent-style-name="Horizontal_20_Line">
      <style:text-properties style:font-name="DejaVu Sans" fo:font-size="11pt" fo:language="en" fo:country="US" officeooo:rsid="0023748e" officeooo:paragraph-rsid="0022a9ee" style:font-size-asian="9.60000038146973pt" style:font-size-complex="11pt"/>
    </style:style>
    <style:style style:name="P8" style:family="paragraph" style:parent-style-name="Standard">
      <style:text-properties style:font-name="DejaVu Sans" fo:font-size="11pt" fo:language="en" fo:country="US" officeooo:paragraph-rsid="0022a9ee" style:font-size-asian="11pt" style:font-size-complex="11pt"/>
    </style:style>
    <style:style style:name="P9" style:family="paragraph" style:parent-style-name="Standard">
      <style:text-properties fo:language="en" fo:country="US" officeooo:paragraph-rsid="0022a9ee"/>
    </style:style>
    <style:style style:name="P10" style:family="paragraph" style:parent-style-name="Horizontal_20_Line">
      <style:text-properties fo:language="en" fo:country="US" officeooo:paragraph-rsid="0022a9ee"/>
    </style:style>
    <style:style style:name="T1" style:family="text">
      <style:text-properties officeooo:rsid="00213d6e"/>
    </style:style>
    <style:style style:name="T2" style:family="text">
      <style:text-properties officeooo:rsid="0020852d"/>
    </style:style>
    <style:style style:name="T3" style:family="text">
      <style:text-properties officeooo:rsid="0023bfec"/>
    </style:style>
    <style:style style:name="T4" style:family="text">
      <style:text-properties officeooo:rsid="0023748e"/>
    </style:style>
    <style:style style:name="T5" style:family="text">
      <style:text-properties officeooo:rsid="0022972f"/>
    </style:style>
    <style:style style:name="T6" style:family="text">
      <style:text-properties officeooo:rsid="0022a9ee"/>
    </style:style>
    <style:style style:name="T7" style:family="text">
      <style:text-properties officeooo:rsid="00292a43"/>
    </style:style>
    <style:style style:name="T8" style:family="text">
      <style:text-properties officeooo:rsid="0029bc7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7">Recovery Package Content </text:span>(<text:span text:style-name="T6">G</text:span><text:span text:style-name="T7">uardians</text:span>)</text:p>
      <text:p text:style-name="P2"/>
      <text:p text:style-name="P3"/>
      <text:p text:style-name="P3"><text:tab/>- <text:span text:style-name="T7">BLACK envelope:</text:span><text:span text:style-name="T1"> </text:span><text:span text:style-name="T5">Seeds </text:span><text:span text:style-name="T8">(</text:span><text:span text:style-name="T7">Highly confidential</text:span><text:span text:style-name="T8">)</text:span></text:p>
      <text:p text:style-name="P3"/>
      <text:p text:style-name="P6">NEVER share with anyone but the owner and the heir</text:p>
      <text:p text:style-name="P6">NEVER take a picture of them</text:p>
      <text:p text:style-name="P5"><text:span text:style-name="T7">NEVER load on any internet-connected device<text:line-break/></text:span><text:line-break/><text:span text:style-name="T7">ALWAYS keep protected and secure</text:span></text:p>
      <text:p text:style-name="P6">ALWAYS keep offline and disconnected from the internet</text:p>
      <text:p text:style-name="P7"><text:line-break/><text:line-break/></text:p>
      <text:p text:style-name="P8"><text:span text:style-name="T1"><text:tab/>- </text:span><text:span text:style-name="T7">ORANGE envelope:</text:span><text:span text:style-name="T2"> </text:span><text:span text:style-name="T7">Wallet</text:span><text:span text:style-name="T4"> Descriptor </text:span><text:span text:style-name="T8">(</text:span><text:span text:style-name="T4">Semi-Publi</text:span><text:span text:style-name="T7">c</text:span><text:span text:style-name="T8">)</text:span><text:span text:style-name="T4"><text:line-break/><text:line-break/></text:span><text:span text:style-name="T7">Must be loaded into an internet-connected device such as a phone or computer in order to get access to the Bitcoin wallet information such as receiving addresses, transactions and balances<text:line-break/></text:span><text:span text:style-name="T3"><text:line-break/></text:span><text:span text:style-name="T7">Anyone that has access to the Wallet Descriptor can know private information about the wallet, such as total balance, but can’t spend from the wallet<text:line-break/></text:span><text:span text:style-name="T4"><text:line-break/></text:span><text:span text:style-name="T7">Only share with the owner and the heirs</text:span></text:p>
      <text:p text:style-name="P9"/>
      <text:p text:style-name="P10"/>
      <text:p text:style-name="P4"><text:span text:style-name="T2"><text:tab/>- </text:span><text:span text:style-name="T7">VIOLET envelope:</text:span><text:span text:style-name="T2"> </text:span><text:span text:style-name="T7">Offline signing device (</text:span><text:span text:style-name="T3">No</text:span><text:span text:style-name="T7">t s</text:span><text:span text:style-name="T3">ensi</text:span><text:span text:style-name="T7">tive</text:span><text:span text:style-name="T8">)</text:span><text:span text:style-name="T3"><text:line-break/><text:line-break/></text:span><text:span text:style-name="T7">No risk of information leak as long as the device is not loaded with the Signing Key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8272in" fo:page-height="8.2681in" style:num-format="1" style:print-orientation="portrait" fo:margin-top="0.3in" fo:margin-bottom="0.3in" fo:margin-left="0.3in" fo:margin-right="0.3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4T13:22:59.601916418</meta:creation-date>
    <dc:date>2024-05-10T17:25:47.492092901</dc:date>
    <meta:editing-duration>PT2H8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9" meta:word-count="139" meta:character-count="872" meta:non-whitespace-character-count="731"/>
  </office:meta>
</office:document-meta>
</file>